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]/255*2*PI())" office:value-type="float" office:value="0" calcext:value-type="float">
            <text:p>0</text:p>
          </table:table-cell>
          <table:table-cell table:formula="of:=ROUND(([.B2]+1)*255*255/2;0)" office:value-type="float" office:value="32513" calcext:value-type="float">
            <text:p>325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3]/255*2*PI())" office:value-type="float" office:value="0.024637449195382" calcext:value-type="float">
            <text:p>0,024637449195382</text:p>
          </table:table-cell>
          <table:table-cell table:formula="of:=ROUND(([.B3]+1)*255*255/2;0)" office:value-type="float" office:value="33314" calcext:value-type="float">
            <text:p>333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4]/255*2*PI())" office:value-type="float" office:value="0.0492599410928169" calcext:value-type="float">
            <text:p>0,0492599410928169</text:p>
          </table:table-cell>
          <table:table-cell table:formula="of:=ROUND(([.B4]+1)*255*255/2;0)" office:value-type="float" office:value="34114" calcext:value-type="float">
            <text:p>341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5]/255*2*PI())" office:value-type="float" office:value="0.073852527474874" calcext:value-type="float">
            <text:p>0,073852527474874</text:p>
          </table:table-cell>
          <table:table-cell table:formula="of:=ROUND(([.B5]+1)*255*255/2;0)" office:value-type="float" office:value="34914" calcext:value-type="float">
            <text:p>349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A6]/255*2*PI())" office:value-type="float" office:value="0.0984002782796427" calcext:value-type="float">
            <text:p>0,0984002782796427</text:p>
          </table:table-cell>
          <table:table-cell table:formula="of:=ROUND(([.B6]+1)*255*255/2;0)" office:value-type="float" office:value="35712" calcext:value-type="float">
            <text:p>357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A7]/255*2*PI())" office:value-type="float" office:value="0.122888290664714" calcext:value-type="float">
            <text:p>0,122888290664714</text:p>
          </table:table-cell>
          <table:table-cell table:formula="of:=ROUND(([.B7]+1)*255*255/2;0)" office:value-type="float" office:value="36508" calcext:value-type="float">
            <text:p>365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8]/255*2*PI())" office:value-type="float" office:value="0.147301698054638" calcext:value-type="float">
            <text:p>0,147301698054638</text:p>
          </table:table-cell>
          <table:table-cell table:formula="of:=ROUND(([.B8]+1)*255*255/2;0)" office:value-type="float" office:value="37302" calcext:value-type="float">
            <text:p>373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[.A9]/255*2*PI())" office:value-type="float" office:value="0.17162567916636" calcext:value-type="float">
            <text:p>0,17162567916636</text:p>
          </table:table-cell>
          <table:table-cell table:formula="of:=ROUND(([.B9]+1)*255*255/2;0)" office:value-type="float" office:value="38092" calcext:value-type="float">
            <text:p>380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A10]/255*2*PI())" office:value-type="float" office:value="0.195845467007167" calcext:value-type="float">
            <text:p>0,195845467007167</text:p>
          </table:table-cell>
          <table:table-cell table:formula="of:=ROUND(([.B10]+1)*255*255/2;0)" office:value-type="float" office:value="38880" calcext:value-type="float">
            <text:p>388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A11]/255*2*PI())" office:value-type="float" office:value="0.219946357839669" calcext:value-type="float">
            <text:p>0,219946357839669</text:p>
          </table:table-cell>
          <table:table-cell table:formula="of:=ROUND(([.B11]+1)*255*255/2;0)" office:value-type="float" office:value="39664" calcext:value-type="float">
            <text:p>396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A12]/255*2*PI())" office:value-type="float" office:value="0.243913720108377" calcext:value-type="float">
            <text:p>0,243913720108377</text:p>
          </table:table-cell>
          <table:table-cell table:formula="of:=ROUND(([.B12]+1)*255*255/2;0)" office:value-type="float" office:value="40443" calcext:value-type="float">
            <text:p>404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[.A13]/255*2*PI())" office:value-type="float" office:value="0.267733003322468" calcext:value-type="float">
            <text:p>0,267733003322468</text:p>
          </table:table-cell>
          <table:table-cell table:formula="of:=ROUND(([.B13]+1)*255*255/2;0)" office:value-type="float" office:value="41217" calcext:value-type="float">
            <text:p>412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14]/255*2*PI())" office:value-type="float" office:value="0.291389746889325" calcext:value-type="float">
            <text:p>0,291389746889325</text:p>
          </table:table-cell>
          <table:table-cell table:formula="of:=ROUND(([.B14]+1)*255*255/2;0)" office:value-type="float" office:value="41986" calcext:value-type="float">
            <text:p>419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[.A15]/255*2*PI())" office:value-type="float" office:value="0.314869588893508" calcext:value-type="float">
            <text:p>0,314869588893508</text:p>
          </table:table-cell>
          <table:table-cell table:formula="of:=ROUND(([.B15]+1)*255*255/2;0)" office:value-type="float" office:value="42750" calcext:value-type="float">
            <text:p>427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A16]/255*2*PI())" office:value-type="float" office:value="0.338158274815817" calcext:value-type="float">
            <text:p>0,338158274815817</text:p>
          </table:table-cell>
          <table:table-cell table:formula="of:=ROUND(([.B16]+1)*255*255/2;0)" office:value-type="float" office:value="43507" calcext:value-type="float">
            <text:p>4350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A17]/255*2*PI())" office:value-type="float" office:value="0.361241666187153" calcext:value-type="float">
            <text:p>0,361241666187153</text:p>
          </table:table-cell>
          <table:table-cell table:formula="of:=ROUND(([.B17]+1)*255*255/2;0)" office:value-type="float" office:value="44257" calcext:value-type="float">
            <text:p>442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A18]/255*2*PI())" office:value-type="float" office:value="0.384105749171926" calcext:value-type="float">
            <text:p>0,384105749171926</text:p>
          </table:table-cell>
          <table:table-cell table:formula="of:=ROUND(([.B18]+1)*255*255/2;0)" office:value-type="float" office:value="45001" calcext:value-type="float">
            <text:p>450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[.A19]/255*2*PI())" office:value-type="float" office:value="0.4067366430758" calcext:value-type="float">
            <text:p>0,4067366430758</text:p>
          </table:table-cell>
          <table:table-cell table:formula="of:=ROUND(([.B19]+1)*255*255/2;0)" office:value-type="float" office:value="45737" calcext:value-type="float">
            <text:p>457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20]/255*2*PI())" office:value-type="float" office:value="0.429120608772609" calcext:value-type="float">
            <text:p>0,429120608772609</text:p>
          </table:table-cell>
          <table:table-cell table:formula="of:=ROUND(([.B20]+1)*255*255/2;0)" office:value-type="float" office:value="46464" calcext:value-type="float">
            <text:p>464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[.A21]/255*2*PI())" office:value-type="float" office:value="0.451244057045323" calcext:value-type="float">
            <text:p>0,451244057045323</text:p>
          </table:table-cell>
          <table:table-cell table:formula="of:=ROUND(([.B21]+1)*255*255/2;0)" office:value-type="float" office:value="47184" calcext:value-type="float">
            <text:p>471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[.A22]/255*2*PI())" office:value-type="float" office:value="0.47309355683601" calcext:value-type="float">
            <text:p>0,47309355683601</text:p>
          </table:table-cell>
          <table:table-cell table:formula="of:=ROUND(([.B22]+1)*255*255/2;0)" office:value-type="float" office:value="47894" calcext:value-type="float">
            <text:p>4789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[.A23]/255*2*PI())" office:value-type="float" office:value="0.494655843399779" calcext:value-type="float">
            <text:p>0,494655843399779</text:p>
          </table:table-cell>
          <table:table-cell table:formula="of:=ROUND(([.B23]+1)*255*255/2;0)" office:value-type="float" office:value="48595" calcext:value-type="float">
            <text:p>485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[.A24]/255*2*PI())" office:value-type="float" office:value="0.515917826357751" calcext:value-type="float">
            <text:p>0,515917826357751</text:p>
          </table:table-cell>
          <table:table-cell table:formula="of:=ROUND(([.B24]+1)*255*255/2;0)" office:value-type="float" office:value="49286" calcext:value-type="float">
            <text:p>492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[.A25]/255*2*PI())" office:value-type="float" office:value="0.53686659764418" calcext:value-type="float">
            <text:p>0,53686659764418</text:p>
          </table:table-cell>
          <table:table-cell table:formula="of:=ROUND(([.B25]+1)*255*255/2;0)" office:value-type="float" office:value="49967" calcext:value-type="float">
            <text:p>499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A26]/255*2*PI())" office:value-type="float" office:value="0.557489439342886" calcext:value-type="float">
            <text:p>0,557489439342886</text:p>
          </table:table-cell>
          <table:table-cell table:formula="of:=ROUND(([.B26]+1)*255*255/2;0)" office:value-type="float" office:value="50638" calcext:value-type="float">
            <text:p>506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[.A27]/255*2*PI())" office:value-type="float" office:value="0.577773831408251" calcext:value-type="float">
            <text:p>0,577773831408251</text:p>
          </table:table-cell>
          <table:table-cell table:formula="of:=ROUND(([.B27]+1)*255*255/2;0)" office:value-type="float" office:value="51297" calcext:value-type="float">
            <text:p>512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[.A28]/255*2*PI())" office:value-type="float" office:value="0.597707459266094" calcext:value-type="float">
            <text:p>0,597707459266094</text:p>
          </table:table-cell>
          <table:table-cell table:formula="of:=ROUND(([.B28]+1)*255*255/2;0)" office:value-type="float" office:value="51945" calcext:value-type="float">
            <text:p>519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[.A29]/255*2*PI())" office:value-type="float" office:value="0.617278221289793" calcext:value-type="float">
            <text:p>0,617278221289793</text:p>
          </table:table-cell>
          <table:table-cell table:formula="of:=ROUND(([.B29]+1)*255*255/2;0)" office:value-type="float" office:value="52582" calcext:value-type="float">
            <text:p>525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[.A30]/255*2*PI())" office:value-type="float" office:value="0.636474236147141" calcext:value-type="float">
            <text:p>0,636474236147141</text:p>
          </table:table-cell>
          <table:table-cell table:formula="of:=ROUND(([.B30]+1)*255*255/2;0)" office:value-type="float" office:value="53206" calcext:value-type="float">
            <text:p>5320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[.A31]/255*2*PI())" office:value-type="float" office:value="0.655283850013454" calcext:value-type="float">
            <text:p>0,655283850013454</text:p>
          </table:table-cell>
          <table:table-cell table:formula="of:=ROUND(([.B31]+1)*255*255/2;0)" office:value-type="float" office:value="53817" calcext:value-type="float">
            <text:p>538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[.A32]/255*2*PI())" office:value-type="float" office:value="0.673695643646557" calcext:value-type="float">
            <text:p>0,673695643646557</text:p>
          </table:table-cell>
          <table:table-cell table:formula="of:=ROUND(([.B32]+1)*255*255/2;0)" office:value-type="float" office:value="54416" calcext:value-type="float">
            <text:p>544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IN([.A33]/255*2*PI())" office:value-type="float" office:value="0.69169843931937" calcext:value-type="float">
            <text:p>0,69169843931937</text:p>
          </table:table-cell>
          <table:table-cell table:formula="of:=ROUND(([.B33]+1)*255*255/2;0)" office:value-type="float" office:value="55001" calcext:value-type="float">
            <text:p>550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IN([.A34]/255*2*PI())" office:value-type="float" office:value="0.709281307605854" calcext:value-type="float">
            <text:p>0,709281307605854</text:p>
          </table:table-cell>
          <table:table-cell table:formula="of:=ROUND(([.B34]+1)*255*255/2;0)" office:value-type="float" office:value="55573" calcext:value-type="float">
            <text:p>555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IN([.A35]/255*2*PI())" office:value-type="float" office:value="0.726433574016224" calcext:value-type="float">
            <text:p>0,726433574016224</text:p>
          </table:table-cell>
          <table:table-cell table:formula="of:=ROUND(([.B35]+1)*255*255/2;0)" office:value-type="float" office:value="56131" calcext:value-type="float">
            <text:p>561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IN([.A36]/255*2*PI())" office:value-type="float" office:value="0.743144825477394" calcext:value-type="float">
            <text:p>0,743144825477394</text:p>
          </table:table-cell>
          <table:table-cell table:formula="of:=ROUND(([.B36]+1)*255*255/2;0)" office:value-type="float" office:value="56674" calcext:value-type="float">
            <text:p>566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IN([.A37]/255*2*PI())" office:value-type="float" office:value="0.759404916654707" calcext:value-type="float">
            <text:p>0,759404916654707</text:p>
          </table:table-cell>
          <table:table-cell table:formula="of:=ROUND(([.B37]+1)*255*255/2;0)" office:value-type="float" office:value="57203" calcext:value-type="float">
            <text:p>572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IN([.A38]/255*2*PI())" office:value-type="float" office:value="0.77520397611113" calcext:value-type="float">
            <text:p>0,77520397611113</text:p>
          </table:table-cell>
          <table:table-cell table:formula="of:=ROUND(([.B38]+1)*255*255/2;0)" office:value-type="float" office:value="57716" calcext:value-type="float">
            <text:p>577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IN([.A39]/255*2*PI())" office:value-type="float" office:value="0.790532412300163" calcext:value-type="float">
            <text:p>0,790532412300163</text:p>
          </table:table-cell>
          <table:table-cell table:formula="of:=ROUND(([.B39]+1)*255*255/2;0)" office:value-type="float" office:value="58215" calcext:value-type="float">
            <text:p>582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IN([.A40]/255*2*PI())" office:value-type="float" office:value="0.805380919388833" calcext:value-type="float">
            <text:p>0,805380919388833</text:p>
          </table:table-cell>
          <table:table-cell table:formula="of:=ROUND(([.B40]+1)*255*255/2;0)" office:value-type="float" office:value="58697" calcext:value-type="float">
            <text:p>586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IN([.A41]/255*2*PI())" office:value-type="float" office:value="0.819740482907221" calcext:value-type="float">
            <text:p>0,819740482907221</text:p>
          </table:table-cell>
          <table:table-cell table:formula="of:=ROUND(([.B41]+1)*255*255/2;0)" office:value-type="float" office:value="59164" calcext:value-type="float">
            <text:p>591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IN([.A42]/255*2*PI())" office:value-type="float" office:value="0.83360238522112" calcext:value-type="float">
            <text:p>0,83360238522112</text:p>
          </table:table-cell>
          <table:table-cell table:formula="of:=ROUND(([.B42]+1)*255*255/2;0)" office:value-type="float" office:value="59615" calcext:value-type="float">
            <text:p>596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IN([.A43]/255*2*PI())" office:value-type="float" office:value="0.846958210824467" calcext:value-type="float">
            <text:p>0,846958210824467</text:p>
          </table:table-cell>
          <table:table-cell table:formula="of:=ROUND(([.B43]+1)*255*255/2;0)" office:value-type="float" office:value="60049" calcext:value-type="float">
            <text:p>600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IN([.A44]/255*2*PI())" office:value-type="float" office:value="0.859799851448372" calcext:value-type="float">
            <text:p>0,859799851448372</text:p>
          </table:table-cell>
          <table:table-cell table:formula="of:=ROUND(([.B44]+1)*255*255/2;0)" office:value-type="float" office:value="60467" calcext:value-type="float">
            <text:p>604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IN([.A45]/255*2*PI())" office:value-type="float" office:value="0.872119510983611" calcext:value-type="float">
            <text:p>0,872119510983611</text:p>
          </table:table-cell>
          <table:table-cell table:formula="of:=ROUND(([.B45]+1)*255*255/2;0)" office:value-type="float" office:value="60867" calcext:value-type="float">
            <text:p>608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IN([.A46]/255*2*PI())" office:value-type="float" office:value="0.883909710213612" calcext:value-type="float">
            <text:p>0,883909710213612</text:p>
          </table:table-cell>
          <table:table-cell table:formula="of:=ROUND(([.B46]+1)*255*255/2;0)" office:value-type="float" office:value="61251" calcext:value-type="float">
            <text:p>612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[.A47]/255*2*PI())" office:value-type="float" office:value="0.895163291355062" calcext:value-type="float">
            <text:p>0,895163291355062</text:p>
          </table:table-cell>
          <table:table-cell table:formula="of:=ROUND(([.B47]+1)*255*255/2;0)" office:value-type="float" office:value="61616" calcext:value-type="float">
            <text:p>616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IN([.A48]/255*2*PI())" office:value-type="float" office:value="0.905873422403367" calcext:value-type="float">
            <text:p>0,905873422403367</text:p>
          </table:table-cell>
          <table:table-cell table:formula="of:=ROUND(([.B48]+1)*255*255/2;0)" office:value-type="float" office:value="61965" calcext:value-type="float">
            <text:p>619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IN([.A49]/255*2*PI())" office:value-type="float" office:value="0.916033601280334" calcext:value-type="float">
            <text:p>0,916033601280334</text:p>
          </table:table-cell>
          <table:table-cell table:formula="of:=ROUND(([.B49]+1)*255*255/2;0)" office:value-type="float" office:value="62295" calcext:value-type="float">
            <text:p>622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IN([.A50]/255*2*PI())" office:value-type="float" office:value="0.925637659781556" calcext:value-type="float">
            <text:p>0,925637659781556</text:p>
          </table:table-cell>
          <table:table-cell table:formula="of:=ROUND(([.B50]+1)*255*255/2;0)" office:value-type="float" office:value="62607" calcext:value-type="float">
            <text:p>6260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IN([.A51]/255*2*PI())" office:value-type="float" office:value="0.934679767321111" calcext:value-type="float">
            <text:p>0,934679767321111</text:p>
          </table:table-cell>
          <table:table-cell table:formula="of:=ROUND(([.B51]+1)*255*255/2;0)" office:value-type="float" office:value="62901" calcext:value-type="float">
            <text:p>629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IN([.A52]/255*2*PI())" office:value-type="float" office:value="0.943154434471277" calcext:value-type="float">
            <text:p>0,943154434471277</text:p>
          </table:table-cell>
          <table:table-cell table:formula="of:=ROUND(([.B52]+1)*255*255/2;0)" office:value-type="float" office:value="63177" calcext:value-type="float">
            <text:p>631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IN([.A53]/255*2*PI())" office:value-type="float" office:value="0.951056516295154" calcext:value-type="float">
            <text:p>0,951056516295154</text:p>
          </table:table-cell>
          <table:table-cell table:formula="of:=ROUND(([.B53]+1)*255*255/2;0)" office:value-type="float" office:value="63434" calcext:value-type="float">
            <text:p>634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IN([.A54]/255*2*PI())" office:value-type="float" office:value="0.958381215470122" calcext:value-type="float">
            <text:p>0,958381215470122</text:p>
          </table:table-cell>
          <table:table-cell table:formula="of:=ROUND(([.B54]+1)*255*255/2;0)" office:value-type="float" office:value="63672" calcext:value-type="float">
            <text:p>636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IN([.A55]/255*2*PI())" office:value-type="float" office:value="0.965124085200289" calcext:value-type="float">
            <text:p>0,965124085200289</text:p>
          </table:table-cell>
          <table:table-cell table:formula="of:=ROUND(([.B55]+1)*255*255/2;0)" office:value-type="float" office:value="63891" calcext:value-type="float">
            <text:p>638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IN([.A56]/255*2*PI())" office:value-type="float" office:value="0.971281031916114" calcext:value-type="float">
            <text:p>0,971281031916114</text:p>
          </table:table-cell>
          <table:table-cell table:formula="of:=ROUND(([.B56]+1)*255*255/2;0)" office:value-type="float" office:value="64091" calcext:value-type="float">
            <text:p>640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IN([.A57]/255*2*PI())" office:value-type="float" office:value="0.976848317759601" calcext:value-type="float">
            <text:p>0,976848317759601</text:p>
          </table:table-cell>
          <table:table-cell table:formula="of:=ROUND(([.B57]+1)*255*255/2;0)" office:value-type="float" office:value="64272" calcext:value-type="float">
            <text:p>642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IN([.A58]/255*2*PI())" office:value-type="float" office:value="0.981822562853537" calcext:value-type="float">
            <text:p>0,981822562853537</text:p>
          </table:table-cell>
          <table:table-cell table:formula="of:=ROUND(([.B58]+1)*255*255/2;0)" office:value-type="float" office:value="64434" calcext:value-type="float">
            <text:p>644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IN([.A59]/255*2*PI())" office:value-type="float" office:value="0.986200747353403" calcext:value-type="float">
            <text:p>0,986200747353403</text:p>
          </table:table-cell>
          <table:table-cell table:formula="of:=ROUND(([.B59]+1)*255*255/2;0)" office:value-type="float" office:value="64576" calcext:value-type="float">
            <text:p>645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IN([.A60]/255*2*PI())" office:value-type="float" office:value="0.989980213280707" calcext:value-type="float">
            <text:p>0,989980213280707</text:p>
          </table:table-cell>
          <table:table-cell table:formula="of:=ROUND(([.B60]+1)*255*255/2;0)" office:value-type="float" office:value="64699" calcext:value-type="float">
            <text:p>6469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IN([.A61]/255*2*PI())" office:value-type="float" office:value="0.993158666136636" calcext:value-type="float">
            <text:p>0,993158666136636</text:p>
          </table:table-cell>
          <table:table-cell table:formula="of:=ROUND(([.B61]+1)*255*255/2;0)" office:value-type="float" office:value="64803" calcext:value-type="float">
            <text:p>648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[.A62]/255*2*PI())" office:value-type="float" office:value="0.995734176295035" calcext:value-type="float">
            <text:p>0,995734176295035</text:p>
          </table:table-cell>
          <table:table-cell table:formula="of:=ROUND(([.B62]+1)*255*255/2;0)" office:value-type="float" office:value="64886" calcext:value-type="float">
            <text:p>648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IN([.A63]/255*2*PI())" office:value-type="float" office:value="0.997705180173873" calcext:value-type="float">
            <text:p>0,997705180173873</text:p>
          </table:table-cell>
          <table:table-cell table:formula="of:=ROUND(([.B63]+1)*255*255/2;0)" office:value-type="float" office:value="64950" calcext:value-type="float">
            <text:p>649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IN([.A64]/255*2*PI())" office:value-type="float" office:value="0.999070481184493" calcext:value-type="float">
            <text:p>0,999070481184493</text:p>
          </table:table-cell>
          <table:table-cell table:formula="of:=ROUND(([.B64]+1)*255*255/2;0)" office:value-type="float" office:value="64995" calcext:value-type="float">
            <text:p>649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[.A65]/255*2*PI())" office:value-type="float" office:value="0.999829250458053" calcext:value-type="float">
            <text:p>0,999829250458053</text:p>
          </table:table-cell>
          <table:table-cell table:formula="of:=ROUND(([.B65]+1)*255*255/2;0)" office:value-type="float" office:value="65019" calcext:value-type="float">
            <text:p>650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IN([.A66]/255*2*PI())" office:value-type="float" office:value="0.999981027348727" calcext:value-type="float">
            <text:p>0,999981027348727</text:p>
          </table:table-cell>
          <table:table-cell table:formula="of:=ROUND(([.B66]+1)*255*255/2;0)" office:value-type="float" office:value="65024" calcext:value-type="float">
            <text:p>650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IN([.A67]/255*2*PI())" office:value-type="float" office:value="0.999525719713366" calcext:value-type="float">
            <text:p>0,999525719713366</text:p>
          </table:table-cell>
          <table:table-cell table:formula="of:=ROUND(([.B67]+1)*255*255/2;0)" office:value-type="float" office:value="65010" calcext:value-type="float">
            <text:p>65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[.A68]/255*2*PI())" office:value-type="float" office:value="0.998463603967434" calcext:value-type="float">
            <text:p>0,998463603967434</text:p>
          </table:table-cell>
          <table:table-cell table:formula="of:=ROUND(([.B68]+1)*255*255/2;0)" office:value-type="float" office:value="64975" calcext:value-type="float">
            <text:p>649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IN([.A69]/255*2*PI())" office:value-type="float" office:value="0.996795324917199" calcext:value-type="float">
            <text:p>0,996795324917199</text:p>
          </table:table-cell>
          <table:table-cell table:formula="of:=ROUND(([.B69]+1)*255*255/2;0)" office:value-type="float" office:value="64921" calcext:value-type="float">
            <text:p>649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IN([.A70]/255*2*PI())" office:value-type="float" office:value="0.994521895368273" calcext:value-type="float">
            <text:p>0,994521895368273</text:p>
          </table:table-cell>
          <table:table-cell table:formula="of:=ROUND(([.B70]+1)*255*255/2;0)" office:value-type="float" office:value="64847" calcext:value-type="float">
            <text:p>648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[.A71]/255*2*PI())" office:value-type="float" office:value="0.991644695510743" calcext:value-type="float">
            <text:p>0,991644695510743</text:p>
          </table:table-cell>
          <table:table-cell table:formula="of:=ROUND(([.B71]+1)*255*255/2;0)" office:value-type="float" office:value="64753" calcext:value-type="float">
            <text:p>647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[.A72]/255*2*PI())" office:value-type="float" office:value="0.988165472081259" calcext:value-type="float">
            <text:p>0,988165472081259</text:p>
          </table:table-cell>
          <table:table-cell table:formula="of:=ROUND(([.B72]+1)*255*255/2;0)" office:value-type="float" office:value="64640" calcext:value-type="float">
            <text:p>646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IN([.A73]/255*2*PI())" office:value-type="float" office:value="0.984086337302604" calcext:value-type="float">
            <text:p>0,984086337302604</text:p>
          </table:table-cell>
          <table:table-cell table:formula="of:=ROUND(([.B73]+1)*255*255/2;0)" office:value-type="float" office:value="64508" calcext:value-type="float">
            <text:p>645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[.A74]/255*2*PI())" office:value-type="float" office:value="0.979409767601366" calcext:value-type="float">
            <text:p>0,979409767601366</text:p>
          </table:table-cell>
          <table:table-cell table:formula="of:=ROUND(([.B74]+1)*255*255/2;0)" office:value-type="float" office:value="64356" calcext:value-type="float">
            <text:p>643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IN([.A75]/255*2*PI())" office:value-type="float" office:value="0.97413860210451" calcext:value-type="float">
            <text:p>0,97413860210451</text:p>
          </table:table-cell>
          <table:table-cell table:formula="of:=ROUND(([.B75]+1)*255*255/2;0)" office:value-type="float" office:value="64184" calcext:value-type="float">
            <text:p>641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IN([.A76]/255*2*PI())" office:value-type="float" office:value="0.968276040915759" calcext:value-type="float">
            <text:p>0,968276040915759</text:p>
          </table:table-cell>
          <table:table-cell table:formula="of:=ROUND(([.B76]+1)*255*255/2;0)" office:value-type="float" office:value="63994" calcext:value-type="float">
            <text:p>6399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[.A77]/255*2*PI())" office:value-type="float" office:value="0.961825643172819" calcext:value-type="float">
            <text:p>0,961825643172819</text:p>
          </table:table-cell>
          <table:table-cell table:formula="of:=ROUND(([.B77]+1)*255*255/2;0)" office:value-type="float" office:value="63784" calcext:value-type="float">
            <text:p>637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IN([.A78]/255*2*PI())" office:value-type="float" office:value="0.954791324886644" calcext:value-type="float">
            <text:p>0,954791324886644</text:p>
          </table:table-cell>
          <table:table-cell table:formula="of:=ROUND(([.B78]+1)*255*255/2;0)" office:value-type="float" office:value="63555" calcext:value-type="float">
            <text:p>635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IN([.A79]/255*2*PI())" office:value-type="float" office:value="0.94717735656404" calcext:value-type="float">
            <text:p>0,94717735656404</text:p>
          </table:table-cell>
          <table:table-cell table:formula="of:=ROUND(([.B79]+1)*255*255/2;0)" office:value-type="float" office:value="63308" calcext:value-type="float">
            <text:p>633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[.A80]/255*2*PI())" office:value-type="float" office:value="0.938988360615057" calcext:value-type="float">
            <text:p>0,938988360615057</text:p>
          </table:table-cell>
          <table:table-cell table:formula="of:=ROUND(([.B80]+1)*255*255/2;0)" office:value-type="float" office:value="63041" calcext:value-type="float">
            <text:p>630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IN([.A81]/255*2*PI())" office:value-type="float" office:value="0.93022930854674" calcext:value-type="float">
            <text:p>0,93022930854674</text:p>
          </table:table-cell>
          <table:table-cell table:formula="of:=ROUND(([.B81]+1)*255*255/2;0)" office:value-type="float" office:value="62757" calcext:value-type="float">
            <text:p>627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[.A82]/255*2*PI())" office:value-type="float" office:value="0.920905517944954" calcext:value-type="float">
            <text:p>0,920905517944954</text:p>
          </table:table-cell>
          <table:table-cell table:formula="of:=ROUND(([.B82]+1)*255*255/2;0)" office:value-type="float" office:value="62453" calcext:value-type="float">
            <text:p>624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[.A83]/255*2*PI())" office:value-type="float" office:value="0.911022649246088" calcext:value-type="float">
            <text:p>0,911022649246088</text:p>
          </table:table-cell>
          <table:table-cell table:formula="of:=ROUND(([.B83]+1)*255*255/2;0)" office:value-type="float" office:value="62132" calcext:value-type="float">
            <text:p>621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IN([.A84]/255*2*PI())" office:value-type="float" office:value="0.900586702300637" calcext:value-type="float">
            <text:p>0,900586702300637</text:p>
          </table:table-cell>
          <table:table-cell table:formula="of:=ROUND(([.B84]+1)*255*255/2;0)" office:value-type="float" office:value="61793" calcext:value-type="float">
            <text:p>617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IN([.A85]/255*2*PI())" office:value-type="float" office:value="0.88960401273071" calcext:value-type="float">
            <text:p>0,88960401273071</text:p>
          </table:table-cell>
          <table:table-cell table:formula="of:=ROUND(([.B85]+1)*255*255/2;0)" office:value-type="float" office:value="61436" calcext:value-type="float">
            <text:p>614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[.A86]/255*2*PI())" office:value-type="float" office:value="0.878081248083698" calcext:value-type="float">
            <text:p>0,878081248083698</text:p>
          </table:table-cell>
          <table:table-cell table:formula="of:=ROUND(([.B86]+1)*255*255/2;0)" office:value-type="float" office:value="61061" calcext:value-type="float">
            <text:p>610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IN([.A87]/255*2*PI())" office:value-type="float" office:value="0.866025403784439" calcext:value-type="float">
            <text:p>0,866025403784439</text:p>
          </table:table-cell>
          <table:table-cell table:formula="of:=ROUND(([.B87]+1)*255*255/2;0)" office:value-type="float" office:value="60669" calcext:value-type="float">
            <text:p>606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IN([.A88]/255*2*PI())" office:value-type="float" office:value="0.853443798888316" calcext:value-type="float">
            <text:p>0,853443798888316</text:p>
          </table:table-cell>
          <table:table-cell table:formula="of:=ROUND(([.B88]+1)*255*255/2;0)" office:value-type="float" office:value="60260" calcext:value-type="float">
            <text:p>602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[.A89]/255*2*PI())" office:value-type="float" office:value="0.840344071637893" calcext:value-type="float">
            <text:p>0,840344071637893</text:p>
          </table:table-cell>
          <table:table-cell table:formula="of:=ROUND(([.B89]+1)*255*255/2;0)" office:value-type="float" office:value="59834" calcext:value-type="float">
            <text:p>598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IN([.A90]/255*2*PI())" office:value-type="float" office:value="0.826734174825764" calcext:value-type="float">
            <text:p>0,826734174825764</text:p>
          </table:table-cell>
          <table:table-cell table:formula="of:=ROUND(([.B90]+1)*255*255/2;0)" office:value-type="float" office:value="59392" calcext:value-type="float">
            <text:p>593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IN([.A91]/255*2*PI())" office:value-type="float" office:value="0.812622370966446" calcext:value-type="float">
            <text:p>0,812622370966446</text:p>
          </table:table-cell>
          <table:table-cell table:formula="of:=ROUND(([.B91]+1)*255*255/2;0)" office:value-type="float" office:value="58933" calcext:value-type="float">
            <text:p>589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[.A92]/255*2*PI())" office:value-type="float" office:value="0.79801722728024" calcext:value-type="float">
            <text:p>0,79801722728024</text:p>
          </table:table-cell>
          <table:table-cell table:formula="of:=ROUND(([.B92]+1)*255*255/2;0)" office:value-type="float" office:value="58458" calcext:value-type="float">
            <text:p>584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IN([.A93]/255*2*PI())" office:value-type="float" office:value="0.782927610492103" calcext:value-type="float">
            <text:p>0,782927610492103</text:p>
          </table:table-cell>
          <table:table-cell table:formula="of:=ROUND(([.B93]+1)*255*255/2;0)" office:value-type="float" office:value="57967" calcext:value-type="float">
            <text:p>579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IN([.A94]/255*2*PI())" office:value-type="float" office:value="0.767362681448697" calcext:value-type="float">
            <text:p>0,767362681448697</text:p>
          </table:table-cell>
          <table:table-cell table:formula="of:=ROUND(([.B94]+1)*255*255/2;0)" office:value-type="float" office:value="57461" calcext:value-type="float">
            <text:p>574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IN([.A95]/255*2*PI())" office:value-type="float" office:value="0.751331889556874" calcext:value-type="float">
            <text:p>0,751331889556874</text:p>
          </table:table-cell>
          <table:table-cell table:formula="of:=ROUND(([.B95]+1)*255*255/2;0)" office:value-type="float" office:value="56940" calcext:value-type="float">
            <text:p>569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IN([.A96]/255*2*PI())" office:value-type="float" office:value="0.734844967046976" calcext:value-type="float">
            <text:p>0,734844967046976</text:p>
          </table:table-cell>
          <table:table-cell table:formula="of:=ROUND(([.B96]+1)*255*255/2;0)" office:value-type="float" office:value="56404" calcext:value-type="float">
            <text:p>564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IN([.A97]/255*2*PI())" office:value-type="float" office:value="0.717911923064442" calcext:value-type="float">
            <text:p>0,717911923064442</text:p>
          </table:table-cell>
          <table:table-cell table:formula="of:=ROUND(([.B97]+1)*255*255/2;0)" office:value-type="float" office:value="55854" calcext:value-type="float">
            <text:p>558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IN([.A98]/255*2*PI())" office:value-type="float" office:value="0.700543037593291" calcext:value-type="float">
            <text:p>0,700543037593291</text:p>
          </table:table-cell>
          <table:table-cell table:formula="of:=ROUND(([.B98]+1)*255*255/2;0)" office:value-type="float" office:value="55289" calcext:value-type="float">
            <text:p>552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IN([.A99]/255*2*PI())" office:value-type="float" office:value="0.682748855215186" calcext:value-type="float">
            <text:p>0,682748855215186</text:p>
          </table:table-cell>
          <table:table-cell table:formula="of:=ROUND(([.B99]+1)*255*255/2;0)" office:value-type="float" office:value="54710" calcext:value-type="float">
            <text:p>547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IN([.A100]/255*2*PI())" office:value-type="float" office:value="0.664540178707858" calcext:value-type="float">
            <text:p>0,664540178707858</text:p>
          </table:table-cell>
          <table:table-cell table:formula="of:=ROUND(([.B100]+1)*255*255/2;0)" office:value-type="float" office:value="54118" calcext:value-type="float">
            <text:p>541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IN([.A101]/255*2*PI())" office:value-type="float" office:value="0.645928062486787" calcext:value-type="float">
            <text:p>0,645928062486787</text:p>
          </table:table-cell>
          <table:table-cell table:formula="of:=ROUND(([.B101]+1)*255*255/2;0)" office:value-type="float" office:value="53513" calcext:value-type="float">
            <text:p>535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IN([.A102]/255*2*PI())" office:value-type="float" office:value="0.626923805894107" calcext:value-type="float">
            <text:p>0,626923805894107</text:p>
          </table:table-cell>
          <table:table-cell table:formula="of:=ROUND(([.B102]+1)*255*255/2;0)" office:value-type="float" office:value="52895" calcext:value-type="float">
            <text:p>528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SIN([.A103]/255*2*PI())" office:value-type="float" office:value="0.607538946338817" calcext:value-type="float">
            <text:p>0,607538946338817</text:p>
          </table:table-cell>
          <table:table-cell table:formula="of:=ROUND(([.B103]+1)*255*255/2;0)" office:value-type="float" office:value="52265" calcext:value-type="float">
            <text:p>522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SIN([.A104]/255*2*PI())" office:value-type="float" office:value="0.587785252292473" calcext:value-type="float">
            <text:p>0,587785252292473</text:p>
          </table:table-cell>
          <table:table-cell table:formula="of:=ROUND(([.B104]+1)*255*255/2;0)" office:value-type="float" office:value="51623" calcext:value-type="float">
            <text:p>516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SIN([.A105]/255*2*PI())" office:value-type="float" office:value="0.56767471614459" calcext:value-type="float">
            <text:p>0,56767471614459</text:p>
          </table:table-cell>
          <table:table-cell table:formula="of:=ROUND(([.B105]+1)*255*255/2;0)" office:value-type="float" office:value="50969" calcext:value-type="float">
            <text:p>509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SIN([.A106]/255*2*PI())" office:value-type="float" office:value="0.547219546922111" calcext:value-type="float">
            <text:p>0,547219546922111</text:p>
          </table:table-cell>
          <table:table-cell table:formula="of:=ROUND(([.B106]+1)*255*255/2;0)" office:value-type="float" office:value="50304" calcext:value-type="float">
            <text:p>503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SIN([.A107]/255*2*PI())" office:value-type="float" office:value="0.526432162877356" calcext:value-type="float">
            <text:p>0,526432162877356</text:p>
          </table:table-cell>
          <table:table-cell table:formula="of:=ROUND(([.B107]+1)*255*255/2;0)" office:value-type="float" office:value="49628" calcext:value-type="float">
            <text:p>496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SIN([.A108]/255*2*PI())" office:value-type="float" office:value="0.505325183948948" calcext:value-type="float">
            <text:p>0,505325183948948</text:p>
          </table:table-cell>
          <table:table-cell table:formula="of:=ROUND(([.B108]+1)*255*255/2;0)" office:value-type="float" office:value="48942" calcext:value-type="float">
            <text:p>489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SIN([.A109]/255*2*PI())" office:value-type="float" office:value="0.483911424100302" calcext:value-type="float">
            <text:p>0,483911424100302</text:p>
          </table:table-cell>
          <table:table-cell table:formula="of:=ROUND(([.B109]+1)*255*255/2;0)" office:value-type="float" office:value="48246" calcext:value-type="float">
            <text:p>482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SIN([.A110]/255*2*PI())" office:value-type="float" office:value="0.462203883540313" calcext:value-type="float">
            <text:p>0,462203883540313</text:p>
          </table:table-cell>
          <table:table-cell table:formula="of:=ROUND(([.B110]+1)*255*255/2;0)" office:value-type="float" office:value="47540" calcext:value-type="float">
            <text:p>475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SIN([.A111]/255*2*PI())" office:value-type="float" office:value="0.440215740830987" calcext:value-type="float">
            <text:p>0,440215740830987</text:p>
          </table:table-cell>
          <table:table-cell table:formula="of:=ROUND(([.B111]+1)*255*255/2;0)" office:value-type="float" office:value="46825" calcext:value-type="float">
            <text:p>468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SIN([.A112]/255*2*PI())" office:value-type="float" office:value="0.417960344886783" calcext:value-type="float">
            <text:p>0,417960344886783</text:p>
          </table:table-cell>
          <table:table-cell table:formula="of:=ROUND(([.B112]+1)*255*255/2;0)" office:value-type="float" office:value="46101" calcext:value-type="float">
            <text:p>461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SIN([.A113]/255*2*PI())" office:value-type="float" office:value="0.395451206870542" calcext:value-type="float">
            <text:p>0,395451206870542</text:p>
          </table:table-cell>
          <table:table-cell table:formula="of:=ROUND(([.B113]+1)*255*255/2;0)" office:value-type="float" office:value="45370" calcext:value-type="float">
            <text:p>453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SIN([.A114]/255*2*PI())" office:value-type="float" office:value="0.372701991990914" calcext:value-type="float">
            <text:p>0,372701991990914</text:p>
          </table:table-cell>
          <table:table-cell table:formula="of:=ROUND(([.B114]+1)*255*255/2;0)" office:value-type="float" office:value="44630" calcext:value-type="float">
            <text:p>446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SIN([.A115]/255*2*PI())" office:value-type="float" office:value="0.349726511206262" calcext:value-type="float">
            <text:p>0,349726511206262</text:p>
          </table:table-cell>
          <table:table-cell table:formula="of:=ROUND(([.B115]+1)*255*255/2;0)" office:value-type="float" office:value="43883" calcext:value-type="float">
            <text:p>438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SIN([.A116]/255*2*PI())" office:value-type="float" office:value="0.326538712840083" calcext:value-type="float">
            <text:p>0,326538712840083</text:p>
          </table:table-cell>
          <table:table-cell table:formula="of:=ROUND(([.B116]+1)*255*255/2;0)" office:value-type="float" office:value="43129" calcext:value-type="float">
            <text:p>431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SIN([.A117]/255*2*PI())" office:value-type="float" office:value="0.303152674113044" calcext:value-type="float">
            <text:p>0,303152674113044</text:p>
          </table:table-cell>
          <table:table-cell table:formula="of:=ROUND(([.B117]+1)*255*255/2;0)" office:value-type="float" office:value="42369" calcext:value-type="float">
            <text:p>423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SIN([.A118]/255*2*PI())" office:value-type="float" office:value="0.279582592596744" calcext:value-type="float">
            <text:p>0,279582592596744</text:p>
          </table:table-cell>
          <table:table-cell table:formula="of:=ROUND(([.B118]+1)*255*255/2;0)" office:value-type="float" office:value="41602" calcext:value-type="float">
            <text:p>416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SIN([.A119]/255*2*PI())" office:value-type="float" office:value="0.255842777594436" calcext:value-type="float">
            <text:p>0,255842777594436</text:p>
          </table:table-cell>
          <table:table-cell table:formula="of:=ROUND(([.B119]+1)*255*255/2;0)" office:value-type="float" office:value="40831" calcext:value-type="float">
            <text:p>408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SIN([.A120]/255*2*PI())" office:value-type="float" office:value="0.231947641453898" calcext:value-type="float">
            <text:p>0,231947641453898</text:p>
          </table:table-cell>
          <table:table-cell table:formula="of:=ROUND(([.B120]+1)*255*255/2;0)" office:value-type="float" office:value="40054" calcext:value-type="float">
            <text:p>400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SIN([.A121]/255*2*PI())" office:value-type="float" office:value="0.207911690817759" calcext:value-type="float">
            <text:p>0,207911690817759</text:p>
          </table:table-cell>
          <table:table-cell table:formula="of:=ROUND(([.B121]+1)*255*255/2;0)" office:value-type="float" office:value="39272" calcext:value-type="float">
            <text:p>392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SIN([.A122]/255*2*PI())" office:value-type="float" office:value="0.18374951781657" calcext:value-type="float">
            <text:p>0,18374951781657</text:p>
          </table:table-cell>
          <table:table-cell table:formula="of:=ROUND(([.B122]+1)*255*255/2;0)" office:value-type="float" office:value="38487" calcext:value-type="float">
            <text:p>3848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SIN([.A123]/255*2*PI())" office:value-type="float" office:value="0.159475791209981" calcext:value-type="float">
            <text:p>0,159475791209981</text:p>
          </table:table-cell>
          <table:table-cell table:formula="of:=ROUND(([.B123]+1)*255*255/2;0)" office:value-type="float" office:value="37697" calcext:value-type="float">
            <text:p>376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SIN([.A124]/255*2*PI())" office:value-type="float" office:value="0.135105247481393" calcext:value-type="float">
            <text:p>0,135105247481393</text:p>
          </table:table-cell>
          <table:table-cell table:formula="of:=ROUND(([.B124]+1)*255*255/2;0)" office:value-type="float" office:value="36905" calcext:value-type="float">
            <text:p>3690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SIN([.A125]/255*2*PI())" office:value-type="float" office:value="0.110652681891501" calcext:value-type="float">
            <text:p>0,110652681891501</text:p>
          </table:table-cell>
          <table:table-cell table:formula="of:=ROUND(([.B125]+1)*255*255/2;0)" office:value-type="float" office:value="36110" calcext:value-type="float">
            <text:p>361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SIN([.A126]/255*2*PI())" office:value-type="float" office:value="0.0861329394961463" calcext:value-type="float">
            <text:p>0,0861329394961463</text:p>
          </table:table-cell>
          <table:table-cell table:formula="of:=ROUND(([.B126]+1)*255*255/2;0)" office:value-type="float" office:value="35313" calcext:value-type="float">
            <text:p>353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SIN([.A127]/255*2*PI())" office:value-type="float" office:value="0.0615609061339432" calcext:value-type="float">
            <text:p>0,0615609061339432</text:p>
          </table:table-cell>
          <table:table-cell table:formula="of:=ROUND(([.B127]+1)*255*255/2;0)" office:value-type="float" office:value="34514" calcext:value-type="float">
            <text:p>345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SIN([.A128]/255*2*PI())" office:value-type="float" office:value="0.0369514993891449" calcext:value-type="float">
            <text:p>0,0369514993891449</text:p>
          </table:table-cell>
          <table:table-cell table:formula="of:=ROUND(([.B128]+1)*255*255/2;0)" office:value-type="float" office:value="33714" calcext:value-type="float">
            <text:p>337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SIN([.A129]/255*2*PI())" office:value-type="float" office:value="0.0123196595352385" calcext:value-type="float">
            <text:p>0,0123196595352385</text:p>
          </table:table-cell>
          <table:table-cell table:formula="of:=ROUND(([.B129]+1)*255*255/2;0)" office:value-type="float" office:value="32913" calcext:value-type="float">
            <text:p>329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SIN([.A130]/255*2*PI())" office:value-type="float" office:value="-0.0123196595352383" calcext:value-type="float">
            <text:p>-0,0123196595352383</text:p>
          </table:table-cell>
          <table:table-cell table:formula="of:=ROUND(([.B130]+1)*255*255/2;0)" office:value-type="float" office:value="32112" calcext:value-type="float">
            <text:p>321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SIN([.A131]/255*2*PI())" office:value-type="float" office:value="-0.0369514993891447" calcext:value-type="float">
            <text:p>-0,0369514993891447</text:p>
          </table:table-cell>
          <table:table-cell table:formula="of:=ROUND(([.B131]+1)*255*255/2;0)" office:value-type="float" office:value="31311" calcext:value-type="float">
            <text:p>313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SIN([.A132]/255*2*PI())" office:value-type="float" office:value="-0.0615609061339425" calcext:value-type="float">
            <text:p>-0,0615609061339425</text:p>
          </table:table-cell>
          <table:table-cell table:formula="of:=ROUND(([.B132]+1)*255*255/2;0)" office:value-type="float" office:value="30511" calcext:value-type="float">
            <text:p>305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SIN([.A133]/255*2*PI())" office:value-type="float" office:value="-0.0861329394961456" calcext:value-type="float">
            <text:p>-0,0861329394961456</text:p>
          </table:table-cell>
          <table:table-cell table:formula="of:=ROUND(([.B133]+1)*255*255/2;0)" office:value-type="float" office:value="29712" calcext:value-type="float">
            <text:p>297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SIN([.A134]/255*2*PI())" office:value-type="float" office:value="-0.110652681891501" calcext:value-type="float">
            <text:p>-0,110652681891501</text:p>
          </table:table-cell>
          <table:table-cell table:formula="of:=ROUND(([.B134]+1)*255*255/2;0)" office:value-type="float" office:value="28915" calcext:value-type="float">
            <text:p>289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SIN([.A135]/255*2*PI())" office:value-type="float" office:value="-0.135105247481393" calcext:value-type="float">
            <text:p>-0,135105247481393</text:p>
          </table:table-cell>
          <table:table-cell table:formula="of:=ROUND(([.B135]+1)*255*255/2;0)" office:value-type="float" office:value="28120" calcext:value-type="float">
            <text:p>281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SIN([.A136]/255*2*PI())" office:value-type="float" office:value="-0.159475791209981" calcext:value-type="float">
            <text:p>-0,159475791209981</text:p>
          </table:table-cell>
          <table:table-cell table:formula="of:=ROUND(([.B136]+1)*255*255/2;0)" office:value-type="float" office:value="27328" calcext:value-type="float">
            <text:p>273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IN([.A137]/255*2*PI())" office:value-type="float" office:value="-0.18374951781657" calcext:value-type="float">
            <text:p>-0,18374951781657</text:p>
          </table:table-cell>
          <table:table-cell table:formula="of:=ROUND(([.B137]+1)*255*255/2;0)" office:value-type="float" office:value="26538" calcext:value-type="float">
            <text:p>265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SIN([.A138]/255*2*PI())" office:value-type="float" office:value="-0.207911690817759" calcext:value-type="float">
            <text:p>-0,207911690817759</text:p>
          </table:table-cell>
          <table:table-cell table:formula="of:=ROUND(([.B138]+1)*255*255/2;0)" office:value-type="float" office:value="25753" calcext:value-type="float">
            <text:p>257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SIN([.A139]/255*2*PI())" office:value-type="float" office:value="-0.231947641453898" calcext:value-type="float">
            <text:p>-0,231947641453898</text:p>
          </table:table-cell>
          <table:table-cell table:formula="of:=ROUND(([.B139]+1)*255*255/2;0)" office:value-type="float" office:value="24971" calcext:value-type="float">
            <text:p>249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SIN([.A140]/255*2*PI())" office:value-type="float" office:value="-0.255842777594435" calcext:value-type="float">
            <text:p>-0,255842777594435</text:p>
          </table:table-cell>
          <table:table-cell table:formula="of:=ROUND(([.B140]+1)*255*255/2;0)" office:value-type="float" office:value="24194" calcext:value-type="float">
            <text:p>2419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SIN([.A141]/255*2*PI())" office:value-type="float" office:value="-0.279582592596743" calcext:value-type="float">
            <text:p>-0,279582592596743</text:p>
          </table:table-cell>
          <table:table-cell table:formula="of:=ROUND(([.B141]+1)*255*255/2;0)" office:value-type="float" office:value="23423" calcext:value-type="float">
            <text:p>234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SIN([.A142]/255*2*PI())" office:value-type="float" office:value="-0.303152674113044" calcext:value-type="float">
            <text:p>-0,303152674113044</text:p>
          </table:table-cell>
          <table:table-cell table:formula="of:=ROUND(([.B142]+1)*255*255/2;0)" office:value-type="float" office:value="22656" calcext:value-type="float">
            <text:p>226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SIN([.A143]/255*2*PI())" office:value-type="float" office:value="-0.326538712840084" calcext:value-type="float">
            <text:p>-0,326538712840084</text:p>
          </table:table-cell>
          <table:table-cell table:formula="of:=ROUND(([.B143]+1)*255*255/2;0)" office:value-type="float" office:value="21896" calcext:value-type="float">
            <text:p>218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SIN([.A144]/255*2*PI())" office:value-type="float" office:value="-0.349726511206261" calcext:value-type="float">
            <text:p>-0,349726511206261</text:p>
          </table:table-cell>
          <table:table-cell table:formula="of:=ROUND(([.B144]+1)*255*255/2;0)" office:value-type="float" office:value="21142" calcext:value-type="float">
            <text:p>211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SIN([.A145]/255*2*PI())" office:value-type="float" office:value="-0.372701991990914" calcext:value-type="float">
            <text:p>-0,372701991990914</text:p>
          </table:table-cell>
          <table:table-cell table:formula="of:=ROUND(([.B145]+1)*255*255/2;0)" office:value-type="float" office:value="20395" calcext:value-type="float">
            <text:p>203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SIN([.A146]/255*2*PI())" office:value-type="float" office:value="-0.395451206870542" calcext:value-type="float">
            <text:p>-0,395451206870542</text:p>
          </table:table-cell>
          <table:table-cell table:formula="of:=ROUND(([.B146]+1)*255*255/2;0)" office:value-type="float" office:value="19655" calcext:value-type="float">
            <text:p>196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SIN([.A147]/255*2*PI())" office:value-type="float" office:value="-0.417960344886783" calcext:value-type="float">
            <text:p>-0,417960344886783</text:p>
          </table:table-cell>
          <table:table-cell table:formula="of:=ROUND(([.B147]+1)*255*255/2;0)" office:value-type="float" office:value="18924" calcext:value-type="float">
            <text:p>189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SIN([.A148]/255*2*PI())" office:value-type="float" office:value="-0.440215740830987" calcext:value-type="float">
            <text:p>-0,440215740830987</text:p>
          </table:table-cell>
          <table:table-cell table:formula="of:=ROUND(([.B148]+1)*255*255/2;0)" office:value-type="float" office:value="18200" calcext:value-type="float">
            <text:p>18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SIN([.A149]/255*2*PI())" office:value-type="float" office:value="-0.462203883540313" calcext:value-type="float">
            <text:p>-0,462203883540313</text:p>
          </table:table-cell>
          <table:table-cell table:formula="of:=ROUND(([.B149]+1)*255*255/2;0)" office:value-type="float" office:value="17485" calcext:value-type="float">
            <text:p>174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SIN([.A150]/255*2*PI())" office:value-type="float" office:value="-0.483911424100302" calcext:value-type="float">
            <text:p>-0,483911424100302</text:p>
          </table:table-cell>
          <table:table-cell table:formula="of:=ROUND(([.B150]+1)*255*255/2;0)" office:value-type="float" office:value="16779" calcext:value-type="float">
            <text:p>167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SIN([.A151]/255*2*PI())" office:value-type="float" office:value="-0.505325183948948" calcext:value-type="float">
            <text:p>-0,505325183948948</text:p>
          </table:table-cell>
          <table:table-cell table:formula="of:=ROUND(([.B151]+1)*255*255/2;0)" office:value-type="float" office:value="16083" calcext:value-type="float">
            <text:p>160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IN([.A152]/255*2*PI())" office:value-type="float" office:value="-0.526432162877356" calcext:value-type="float">
            <text:p>-0,526432162877356</text:p>
          </table:table-cell>
          <table:table-cell table:formula="of:=ROUND(([.B152]+1)*255*255/2;0)" office:value-type="float" office:value="15397" calcext:value-type="float">
            <text:p>153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SIN([.A153]/255*2*PI())" office:value-type="float" office:value="-0.547219546922111" calcext:value-type="float">
            <text:p>-0,547219546922111</text:p>
          </table:table-cell>
          <table:table-cell table:formula="of:=ROUND(([.B153]+1)*255*255/2;0)" office:value-type="float" office:value="14721" calcext:value-type="float">
            <text:p>147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SIN([.A154]/255*2*PI())" office:value-type="float" office:value="-0.56767471614459" calcext:value-type="float">
            <text:p>-0,56767471614459</text:p>
          </table:table-cell>
          <table:table-cell table:formula="of:=ROUND(([.B154]+1)*255*255/2;0)" office:value-type="float" office:value="14056" calcext:value-type="float">
            <text:p>140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SIN([.A155]/255*2*PI())" office:value-type="float" office:value="-0.587785252292473" calcext:value-type="float">
            <text:p>-0,587785252292473</text:p>
          </table:table-cell>
          <table:table-cell table:formula="of:=ROUND(([.B155]+1)*255*255/2;0)" office:value-type="float" office:value="13402" calcext:value-type="float">
            <text:p>134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SIN([.A156]/255*2*PI())" office:value-type="float" office:value="-0.607538946338817" calcext:value-type="float">
            <text:p>-0,607538946338817</text:p>
          </table:table-cell>
          <table:table-cell table:formula="of:=ROUND(([.B156]+1)*255*255/2;0)" office:value-type="float" office:value="12760" calcext:value-type="float">
            <text:p>127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SIN([.A157]/255*2*PI())" office:value-type="float" office:value="-0.626923805894106" calcext:value-type="float">
            <text:p>-0,626923805894106</text:p>
          </table:table-cell>
          <table:table-cell table:formula="of:=ROUND(([.B157]+1)*255*255/2;0)" office:value-type="float" office:value="12130" calcext:value-type="float">
            <text:p>121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SIN([.A158]/255*2*PI())" office:value-type="float" office:value="-0.645928062486787" calcext:value-type="float">
            <text:p>-0,645928062486787</text:p>
          </table:table-cell>
          <table:table-cell table:formula="of:=ROUND(([.B158]+1)*255*255/2;0)" office:value-type="float" office:value="11512" calcext:value-type="float">
            <text:p>115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SIN([.A159]/255*2*PI())" office:value-type="float" office:value="-0.664540178707858" calcext:value-type="float">
            <text:p>-0,664540178707858</text:p>
          </table:table-cell>
          <table:table-cell table:formula="of:=ROUND(([.B159]+1)*255*255/2;0)" office:value-type="float" office:value="10907" calcext:value-type="float">
            <text:p>1090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SIN([.A160]/255*2*PI())" office:value-type="float" office:value="-0.682748855215186" calcext:value-type="float">
            <text:p>-0,682748855215186</text:p>
          </table:table-cell>
          <table:table-cell table:formula="of:=ROUND(([.B160]+1)*255*255/2;0)" office:value-type="float" office:value="10315" calcext:value-type="float">
            <text:p>103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SIN([.A161]/255*2*PI())" office:value-type="float" office:value="-0.700543037593291" calcext:value-type="float">
            <text:p>-0,700543037593291</text:p>
          </table:table-cell>
          <table:table-cell table:formula="of:=ROUND(([.B161]+1)*255*255/2;0)" office:value-type="float" office:value="9736" calcext:value-type="float">
            <text:p>97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SIN([.A162]/255*2*PI())" office:value-type="float" office:value="-0.717911923064442" calcext:value-type="float">
            <text:p>-0,717911923064442</text:p>
          </table:table-cell>
          <table:table-cell table:formula="of:=ROUND(([.B162]+1)*255*255/2;0)" office:value-type="float" office:value="9171" calcext:value-type="float">
            <text:p>91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SIN([.A163]/255*2*PI())" office:value-type="float" office:value="-0.734844967046976" calcext:value-type="float">
            <text:p>-0,734844967046976</text:p>
          </table:table-cell>
          <table:table-cell table:formula="of:=ROUND(([.B163]+1)*255*255/2;0)" office:value-type="float" office:value="8621" calcext:value-type="float">
            <text:p>86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SIN([.A164]/255*2*PI())" office:value-type="float" office:value="-0.751331889556873" calcext:value-type="float">
            <text:p>-0,751331889556873</text:p>
          </table:table-cell>
          <table:table-cell table:formula="of:=ROUND(([.B164]+1)*255*255/2;0)" office:value-type="float" office:value="8085" calcext:value-type="float">
            <text:p>80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SIN([.A165]/255*2*PI())" office:value-type="float" office:value="-0.767362681448696" calcext:value-type="float">
            <text:p>-0,767362681448696</text:p>
          </table:table-cell>
          <table:table-cell table:formula="of:=ROUND(([.B165]+1)*255*255/2;0)" office:value-type="float" office:value="7564" calcext:value-type="float">
            <text:p>75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SIN([.A166]/255*2*PI())" office:value-type="float" office:value="-0.782927610492103" calcext:value-type="float">
            <text:p>-0,782927610492103</text:p>
          </table:table-cell>
          <table:table-cell table:formula="of:=ROUND(([.B166]+1)*255*255/2;0)" office:value-type="float" office:value="7058" calcext:value-type="float">
            <text:p>70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SIN([.A167]/255*2*PI())" office:value-type="float" office:value="-0.798017227280239" calcext:value-type="float">
            <text:p>-0,798017227280239</text:p>
          </table:table-cell>
          <table:table-cell table:formula="of:=ROUND(([.B167]+1)*255*255/2;0)" office:value-type="float" office:value="6567" calcext:value-type="float">
            <text:p>65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SIN([.A168]/255*2*PI())" office:value-type="float" office:value="-0.812622370966446" calcext:value-type="float">
            <text:p>-0,812622370966446</text:p>
          </table:table-cell>
          <table:table-cell table:formula="of:=ROUND(([.B168]+1)*255*255/2;0)" office:value-type="float" office:value="6092" calcext:value-type="float">
            <text:p>60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SIN([.A169]/255*2*PI())" office:value-type="float" office:value="-0.826734174825763" calcext:value-type="float">
            <text:p>-0,826734174825763</text:p>
          </table:table-cell>
          <table:table-cell table:formula="of:=ROUND(([.B169]+1)*255*255/2;0)" office:value-type="float" office:value="5633" calcext:value-type="float">
            <text:p>56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SIN([.A170]/255*2*PI())" office:value-type="float" office:value="-0.840344071637893" calcext:value-type="float">
            <text:p>-0,840344071637893</text:p>
          </table:table-cell>
          <table:table-cell table:formula="of:=ROUND(([.B170]+1)*255*255/2;0)" office:value-type="float" office:value="5191" calcext:value-type="float">
            <text:p>51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SIN([.A171]/255*2*PI())" office:value-type="float" office:value="-0.853443798888316" calcext:value-type="float">
            <text:p>-0,853443798888316</text:p>
          </table:table-cell>
          <table:table-cell table:formula="of:=ROUND(([.B171]+1)*255*255/2;0)" office:value-type="float" office:value="4765" calcext:value-type="float">
            <text:p>47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SIN([.A172]/255*2*PI())" office:value-type="float" office:value="-0.866025403784439" calcext:value-type="float">
            <text:p>-0,866025403784439</text:p>
          </table:table-cell>
          <table:table-cell table:formula="of:=ROUND(([.B172]+1)*255*255/2;0)" office:value-type="float" office:value="4356" calcext:value-type="float">
            <text:p>43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SIN([.A173]/255*2*PI())" office:value-type="float" office:value="-0.878081248083698" calcext:value-type="float">
            <text:p>-0,878081248083698</text:p>
          </table:table-cell>
          <table:table-cell table:formula="of:=ROUND(([.B173]+1)*255*255/2;0)" office:value-type="float" office:value="3964" calcext:value-type="float">
            <text:p>39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SIN([.A174]/255*2*PI())" office:value-type="float" office:value="-0.88960401273071" calcext:value-type="float">
            <text:p>-0,88960401273071</text:p>
          </table:table-cell>
          <table:table-cell table:formula="of:=ROUND(([.B174]+1)*255*255/2;0)" office:value-type="float" office:value="3589" calcext:value-type="float">
            <text:p>35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SIN([.A175]/255*2*PI())" office:value-type="float" office:value="-0.900586702300638" calcext:value-type="float">
            <text:p>-0,900586702300638</text:p>
          </table:table-cell>
          <table:table-cell table:formula="of:=ROUND(([.B175]+1)*255*255/2;0)" office:value-type="float" office:value="3232" calcext:value-type="float">
            <text:p>32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SIN([.A176]/255*2*PI())" office:value-type="float" office:value="-0.911022649246088" calcext:value-type="float">
            <text:p>-0,911022649246088</text:p>
          </table:table-cell>
          <table:table-cell table:formula="of:=ROUND(([.B176]+1)*255*255/2;0)" office:value-type="float" office:value="2893" calcext:value-type="float">
            <text:p>28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SIN([.A177]/255*2*PI())" office:value-type="float" office:value="-0.920905517944954" calcext:value-type="float">
            <text:p>-0,920905517944954</text:p>
          </table:table-cell>
          <table:table-cell table:formula="of:=ROUND(([.B177]+1)*255*255/2;0)" office:value-type="float" office:value="2572" calcext:value-type="float">
            <text:p>25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SIN([.A178]/255*2*PI())" office:value-type="float" office:value="-0.93022930854674" calcext:value-type="float">
            <text:p>-0,93022930854674</text:p>
          </table:table-cell>
          <table:table-cell table:formula="of:=ROUND(([.B178]+1)*255*255/2;0)" office:value-type="float" office:value="2268" calcext:value-type="float">
            <text:p>22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SIN([.A179]/255*2*PI())" office:value-type="float" office:value="-0.938988360615057" calcext:value-type="float">
            <text:p>-0,938988360615057</text:p>
          </table:table-cell>
          <table:table-cell table:formula="of:=ROUND(([.B179]+1)*255*255/2;0)" office:value-type="float" office:value="1984" calcext:value-type="float">
            <text:p>19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SIN([.A180]/255*2*PI())" office:value-type="float" office:value="-0.94717735656404" calcext:value-type="float">
            <text:p>-0,94717735656404</text:p>
          </table:table-cell>
          <table:table-cell table:formula="of:=ROUND(([.B180]+1)*255*255/2;0)" office:value-type="float" office:value="1717" calcext:value-type="float">
            <text:p>17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SIN([.A181]/255*2*PI())" office:value-type="float" office:value="-0.954791324886644" calcext:value-type="float">
            <text:p>-0,954791324886644</text:p>
          </table:table-cell>
          <table:table-cell table:formula="of:=ROUND(([.B181]+1)*255*255/2;0)" office:value-type="float" office:value="1470" calcext:value-type="float">
            <text:p>14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SIN([.A182]/255*2*PI())" office:value-type="float" office:value="-0.961825643172819" calcext:value-type="float">
            <text:p>-0,961825643172819</text:p>
          </table:table-cell>
          <table:table-cell table:formula="of:=ROUND(([.B182]+1)*255*255/2;0)" office:value-type="float" office:value="1241" calcext:value-type="float">
            <text:p>12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SIN([.A183]/255*2*PI())" office:value-type="float" office:value="-0.968276040915759" calcext:value-type="float">
            <text:p>-0,968276040915759</text:p>
          </table:table-cell>
          <table:table-cell table:formula="of:=ROUND(([.B183]+1)*255*255/2;0)" office:value-type="float" office:value="1031" calcext:value-type="float">
            <text:p>10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SIN([.A184]/255*2*PI())" office:value-type="float" office:value="-0.97413860210451" calcext:value-type="float">
            <text:p>-0,97413860210451</text:p>
          </table:table-cell>
          <table:table-cell table:formula="of:=ROUND(([.B184]+1)*255*255/2;0)" office:value-type="float" office:value="841" calcext:value-type="float">
            <text:p>8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SIN([.A185]/255*2*PI())" office:value-type="float" office:value="-0.979409767601366" calcext:value-type="float">
            <text:p>-0,979409767601366</text:p>
          </table:table-cell>
          <table:table-cell table:formula="of:=ROUND(([.B185]+1)*255*255/2;0)"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SIN([.A186]/255*2*PI())" office:value-type="float" office:value="-0.984086337302604" calcext:value-type="float">
            <text:p>-0,984086337302604</text:p>
          </table:table-cell>
          <table:table-cell table:formula="of:=ROUND(([.B186]+1)*255*255/2;0)"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SIN([.A187]/255*2*PI())" office:value-type="float" office:value="-0.988165472081259" calcext:value-type="float">
            <text:p>-0,988165472081259</text:p>
          </table:table-cell>
          <table:table-cell table:formula="of:=ROUND(([.B187]+1)*255*255/2;0)"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SIN([.A188]/255*2*PI())" office:value-type="float" office:value="-0.991644695510743" calcext:value-type="float">
            <text:p>-0,991644695510743</text:p>
          </table:table-cell>
          <table:table-cell table:formula="of:=ROUND(([.B188]+1)*255*255/2;0)"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SIN([.A189]/255*2*PI())" office:value-type="float" office:value="-0.994521895368273" calcext:value-type="float">
            <text:p>-0,994521895368273</text:p>
          </table:table-cell>
          <table:table-cell table:formula="of:=ROUND(([.B189]+1)*255*255/2;0)"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SIN([.A190]/255*2*PI())" office:value-type="float" office:value="-0.996795324917199" calcext:value-type="float">
            <text:p>-0,996795324917199</text:p>
          </table:table-cell>
          <table:table-cell table:formula="of:=ROUND(([.B190]+1)*255*255/2;0)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SIN([.A191]/255*2*PI())" office:value-type="float" office:value="-0.998463603967434" calcext:value-type="float">
            <text:p>-0,998463603967434</text:p>
          </table:table-cell>
          <table:table-cell table:formula="of:=ROUND(([.B191]+1)*255*255/2;0)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SIN([.A192]/255*2*PI())" office:value-type="float" office:value="-0.999525719713366" calcext:value-type="float">
            <text:p>-0,999525719713366</text:p>
          </table:table-cell>
          <table:table-cell table:formula="of:=ROUND(([.B192]+1)*255*255/2;0)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SIN([.A193]/255*2*PI())" office:value-type="float" office:value="-0.999981027348727" calcext:value-type="float">
            <text:p>-0,999981027348727</text:p>
          </table:table-cell>
          <table:table-cell table:formula="of:=ROUND(([.B193]+1)*255*255/2;0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SIN([.A194]/255*2*PI())" office:value-type="float" office:value="-0.999829250458053" calcext:value-type="float">
            <text:p>-0,999829250458053</text:p>
          </table:table-cell>
          <table:table-cell table:formula="of:=ROUND(([.B194]+1)*255*255/2;0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SIN([.A195]/255*2*PI())" office:value-type="float" office:value="-0.999070481184493" calcext:value-type="float">
            <text:p>-0,999070481184493</text:p>
          </table:table-cell>
          <table:table-cell table:formula="of:=ROUND(([.B195]+1)*255*255/2;0)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SIN([.A196]/255*2*PI())" office:value-type="float" office:value="-0.997705180173873" calcext:value-type="float">
            <text:p>-0,997705180173873</text:p>
          </table:table-cell>
          <table:table-cell table:formula="of:=ROUND(([.B196]+1)*255*255/2;0)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SIN([.A197]/255*2*PI())" office:value-type="float" office:value="-0.995734176295035" calcext:value-type="float">
            <text:p>-0,995734176295035</text:p>
          </table:table-cell>
          <table:table-cell table:formula="of:=ROUND(([.B197]+1)*255*255/2;0)"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SIN([.A198]/255*2*PI())" office:value-type="float" office:value="-0.993158666136636" calcext:value-type="float">
            <text:p>-0,993158666136636</text:p>
          </table:table-cell>
          <table:table-cell table:formula="of:=ROUND(([.B198]+1)*255*255/2;0)"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SIN([.A199]/255*2*PI())" office:value-type="float" office:value="-0.989980213280707" calcext:value-type="float">
            <text:p>-0,989980213280707</text:p>
          </table:table-cell>
          <table:table-cell table:formula="of:=ROUND(([.B199]+1)*255*255/2;0)"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SIN([.A200]/255*2*PI())" office:value-type="float" office:value="-0.986200747353403" calcext:value-type="float">
            <text:p>-0,986200747353403</text:p>
          </table:table-cell>
          <table:table-cell table:formula="of:=ROUND(([.B200]+1)*255*255/2;0)"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SIN([.A201]/255*2*PI())" office:value-type="float" office:value="-0.981822562853537" calcext:value-type="float">
            <text:p>-0,981822562853537</text:p>
          </table:table-cell>
          <table:table-cell table:formula="of:=ROUND(([.B201]+1)*255*255/2;0)"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IN([.A202]/255*2*PI())" office:value-type="float" office:value="-0.976848317759601" calcext:value-type="float">
            <text:p>-0,976848317759601</text:p>
          </table:table-cell>
          <table:table-cell table:formula="of:=ROUND(([.B202]+1)*255*255/2;0)"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SIN([.A203]/255*2*PI())" office:value-type="float" office:value="-0.971281031916114" calcext:value-type="float">
            <text:p>-0,971281031916114</text:p>
          </table:table-cell>
          <table:table-cell table:formula="of:=ROUND(([.B203]+1)*255*255/2;0)" office:value-type="float" office:value="934" calcext:value-type="float">
            <text:p>9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SIN([.A204]/255*2*PI())" office:value-type="float" office:value="-0.965124085200289" calcext:value-type="float">
            <text:p>-0,965124085200289</text:p>
          </table:table-cell>
          <table:table-cell table:formula="of:=ROUND(([.B204]+1)*255*255/2;0)" office:value-type="float" office:value="1134" calcext:value-type="float">
            <text:p>11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SIN([.A205]/255*2*PI())" office:value-type="float" office:value="-0.958381215470122" calcext:value-type="float">
            <text:p>-0,958381215470122</text:p>
          </table:table-cell>
          <table:table-cell table:formula="of:=ROUND(([.B205]+1)*255*255/2;0)" office:value-type="float" office:value="1353" calcext:value-type="float">
            <text:p>13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SIN([.A206]/255*2*PI())" office:value-type="float" office:value="-0.951056516295154" calcext:value-type="float">
            <text:p>-0,951056516295154</text:p>
          </table:table-cell>
          <table:table-cell table:formula="of:=ROUND(([.B206]+1)*255*255/2;0)" office:value-type="float" office:value="1591" calcext:value-type="float">
            <text:p>15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SIN([.A207]/255*2*PI())" office:value-type="float" office:value="-0.943154434471278" calcext:value-type="float">
            <text:p>-0,943154434471278</text:p>
          </table:table-cell>
          <table:table-cell table:formula="of:=ROUND(([.B207]+1)*255*255/2;0)" office:value-type="float" office:value="1848" calcext:value-type="float">
            <text:p>18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SIN([.A208]/255*2*PI())" office:value-type="float" office:value="-0.934679767321111" calcext:value-type="float">
            <text:p>-0,934679767321111</text:p>
          </table:table-cell>
          <table:table-cell table:formula="of:=ROUND(([.B208]+1)*255*255/2;0)" office:value-type="float" office:value="2124" calcext:value-type="float">
            <text:p>21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SIN([.A209]/255*2*PI())" office:value-type="float" office:value="-0.925637659781556" calcext:value-type="float">
            <text:p>-0,925637659781556</text:p>
          </table:table-cell>
          <table:table-cell table:formula="of:=ROUND(([.B209]+1)*255*255/2;0)" office:value-type="float" office:value="2418" calcext:value-type="float">
            <text:p>24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SIN([.A210]/255*2*PI())" office:value-type="float" office:value="-0.916033601280334" calcext:value-type="float">
            <text:p>-0,916033601280334</text:p>
          </table:table-cell>
          <table:table-cell table:formula="of:=ROUND(([.B210]+1)*255*255/2;0)" office:value-type="float" office:value="2730" calcext:value-type="float">
            <text:p>27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SIN([.A211]/255*2*PI())" office:value-type="float" office:value="-0.905873422403367" calcext:value-type="float">
            <text:p>-0,905873422403367</text:p>
          </table:table-cell>
          <table:table-cell table:formula="of:=ROUND(([.B211]+1)*255*255/2;0)" office:value-type="float" office:value="3060" calcext:value-type="float">
            <text:p>30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SIN([.A212]/255*2*PI())" office:value-type="float" office:value="-0.895163291355063" calcext:value-type="float">
            <text:p>-0,895163291355063</text:p>
          </table:table-cell>
          <table:table-cell table:formula="of:=ROUND(([.B212]+1)*255*255/2;0)" office:value-type="float" office:value="3409" calcext:value-type="float">
            <text:p>340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SIN([.A213]/255*2*PI())" office:value-type="float" office:value="-0.883909710213612" calcext:value-type="float">
            <text:p>-0,883909710213612</text:p>
          </table:table-cell>
          <table:table-cell table:formula="of:=ROUND(([.B213]+1)*255*255/2;0)" office:value-type="float" office:value="3774" calcext:value-type="float">
            <text:p>37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SIN([.A214]/255*2*PI())" office:value-type="float" office:value="-0.872119510983611" calcext:value-type="float">
            <text:p>-0,872119510983611</text:p>
          </table:table-cell>
          <table:table-cell table:formula="of:=ROUND(([.B214]+1)*255*255/2;0)" office:value-type="float" office:value="4158" calcext:value-type="float">
            <text:p>41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SIN([.A215]/255*2*PI())" office:value-type="float" office:value="-0.859799851448372" calcext:value-type="float">
            <text:p>-0,859799851448372</text:p>
          </table:table-cell>
          <table:table-cell table:formula="of:=ROUND(([.B215]+1)*255*255/2;0)" office:value-type="float" office:value="4558" calcext:value-type="float">
            <text:p>45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SIN([.A216]/255*2*PI())" office:value-type="float" office:value="-0.846958210824467" calcext:value-type="float">
            <text:p>-0,846958210824467</text:p>
          </table:table-cell>
          <table:table-cell table:formula="of:=ROUND(([.B216]+1)*255*255/2;0)" office:value-type="float" office:value="4976" calcext:value-type="float">
            <text:p>49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SIN([.A217]/255*2*PI())" office:value-type="float" office:value="-0.83360238522112" calcext:value-type="float">
            <text:p>-0,83360238522112</text:p>
          </table:table-cell>
          <table:table-cell table:formula="of:=ROUND(([.B217]+1)*255*255/2;0)" office:value-type="float" office:value="5410" calcext:value-type="float">
            <text:p>54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SIN([.A218]/255*2*PI())" office:value-type="float" office:value="-0.819740482907221" calcext:value-type="float">
            <text:p>-0,819740482907221</text:p>
          </table:table-cell>
          <table:table-cell table:formula="of:=ROUND(([.B218]+1)*255*255/2;0)" office:value-type="float" office:value="5861" calcext:value-type="float">
            <text:p>58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SIN([.A219]/255*2*PI())" office:value-type="float" office:value="-0.805380919388833" calcext:value-type="float">
            <text:p>-0,805380919388833</text:p>
          </table:table-cell>
          <table:table-cell table:formula="of:=ROUND(([.B219]+1)*255*255/2;0)" office:value-type="float" office:value="6328" calcext:value-type="float">
            <text:p>63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SIN([.A220]/255*2*PI())" office:value-type="float" office:value="-0.790532412300164" calcext:value-type="float">
            <text:p>-0,790532412300164</text:p>
          </table:table-cell>
          <table:table-cell table:formula="of:=ROUND(([.B220]+1)*255*255/2;0)" office:value-type="float" office:value="6810" calcext:value-type="float">
            <text:p>68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SIN([.A221]/255*2*PI())" office:value-type="float" office:value="-0.77520397611113" calcext:value-type="float">
            <text:p>-0,77520397611113</text:p>
          </table:table-cell>
          <table:table-cell table:formula="of:=ROUND(([.B221]+1)*255*255/2;0)" office:value-type="float" office:value="7309" calcext:value-type="float">
            <text:p>730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SIN([.A222]/255*2*PI())" office:value-type="float" office:value="-0.759404916654707" calcext:value-type="float">
            <text:p>-0,759404916654707</text:p>
          </table:table-cell>
          <table:table-cell table:formula="of:=ROUND(([.B222]+1)*255*255/2;0)" office:value-type="float" office:value="7822" calcext:value-type="float">
            <text:p>78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SIN([.A223]/255*2*PI())" office:value-type="float" office:value="-0.743144825477394" calcext:value-type="float">
            <text:p>-0,743144825477394</text:p>
          </table:table-cell>
          <table:table-cell table:formula="of:=ROUND(([.B223]+1)*255*255/2;0)" office:value-type="float" office:value="8351" calcext:value-type="float">
            <text:p>83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SIN([.A224]/255*2*PI())" office:value-type="float" office:value="-0.726433574016224" calcext:value-type="float">
            <text:p>-0,726433574016224</text:p>
          </table:table-cell>
          <table:table-cell table:formula="of:=ROUND(([.B224]+1)*255*255/2;0)" office:value-type="float" office:value="8894" calcext:value-type="float">
            <text:p>889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SIN([.A225]/255*2*PI())" office:value-type="float" office:value="-0.709281307605853" calcext:value-type="float">
            <text:p>-0,709281307605853</text:p>
          </table:table-cell>
          <table:table-cell table:formula="of:=ROUND(([.B225]+1)*255*255/2;0)" office:value-type="float" office:value="9452" calcext:value-type="float">
            <text:p>94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SIN([.A226]/255*2*PI())" office:value-type="float" office:value="-0.691698439319371" calcext:value-type="float">
            <text:p>-0,691698439319371</text:p>
          </table:table-cell>
          <table:table-cell table:formula="of:=ROUND(([.B226]+1)*255*255/2;0)" office:value-type="float" office:value="10024" calcext:value-type="float">
            <text:p>100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SIN([.A227]/255*2*PI())" office:value-type="float" office:value="-0.673695643646558" calcext:value-type="float">
            <text:p>-0,673695643646558</text:p>
          </table:table-cell>
          <table:table-cell table:formula="of:=ROUND(([.B227]+1)*255*255/2;0)" office:value-type="float" office:value="10609" calcext:value-type="float">
            <text:p>1060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SIN([.A228]/255*2*PI())" office:value-type="float" office:value="-0.655283850013454" calcext:value-type="float">
            <text:p>-0,655283850013454</text:p>
          </table:table-cell>
          <table:table-cell table:formula="of:=ROUND(([.B228]+1)*255*255/2;0)" office:value-type="float" office:value="11208" calcext:value-type="float">
            <text:p>112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SIN([.A229]/255*2*PI())" office:value-type="float" office:value="-0.636474236147142" calcext:value-type="float">
            <text:p>-0,636474236147142</text:p>
          </table:table-cell>
          <table:table-cell table:formula="of:=ROUND(([.B229]+1)*255*255/2;0)" office:value-type="float" office:value="11819" calcext:value-type="float">
            <text:p>118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SIN([.A230]/255*2*PI())" office:value-type="float" office:value="-0.617278221289793" calcext:value-type="float">
            <text:p>-0,617278221289793</text:p>
          </table:table-cell>
          <table:table-cell table:formula="of:=ROUND(([.B230]+1)*255*255/2;0)" office:value-type="float" office:value="12443" calcext:value-type="float">
            <text:p>124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SIN([.A231]/255*2*PI())" office:value-type="float" office:value="-0.597707459266094" calcext:value-type="float">
            <text:p>-0,597707459266094</text:p>
          </table:table-cell>
          <table:table-cell table:formula="of:=ROUND(([.B231]+1)*255*255/2;0)" office:value-type="float" office:value="13080" calcext:value-type="float">
            <text:p>130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SIN([.A232]/255*2*PI())" office:value-type="float" office:value="-0.577773831408251" calcext:value-type="float">
            <text:p>-0,577773831408251</text:p>
          </table:table-cell>
          <table:table-cell table:formula="of:=ROUND(([.B232]+1)*255*255/2;0)" office:value-type="float" office:value="13728" calcext:value-type="float">
            <text:p>137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SIN([.A233]/255*2*PI())" office:value-type="float" office:value="-0.557489439342886" calcext:value-type="float">
            <text:p>-0,557489439342886</text:p>
          </table:table-cell>
          <table:table-cell table:formula="of:=ROUND(([.B233]+1)*255*255/2;0)" office:value-type="float" office:value="14387" calcext:value-type="float">
            <text:p>1438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SIN([.A234]/255*2*PI())" office:value-type="float" office:value="-0.53686659764418" calcext:value-type="float">
            <text:p>-0,53686659764418</text:p>
          </table:table-cell>
          <table:table-cell table:formula="of:=ROUND(([.B234]+1)*255*255/2;0)" office:value-type="float" office:value="15058" calcext:value-type="float">
            <text:p>150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SIN([.A235]/255*2*PI())" office:value-type="float" office:value="-0.515917826357752" calcext:value-type="float">
            <text:p>-0,515917826357752</text:p>
          </table:table-cell>
          <table:table-cell table:formula="of:=ROUND(([.B235]+1)*255*255/2;0)" office:value-type="float" office:value="15739" calcext:value-type="float">
            <text:p>157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SIN([.A236]/255*2*PI())" office:value-type="float" office:value="-0.494655843399779" calcext:value-type="float">
            <text:p>-0,494655843399779</text:p>
          </table:table-cell>
          <table:table-cell table:formula="of:=ROUND(([.B236]+1)*255*255/2;0)" office:value-type="float" office:value="16430" calcext:value-type="float">
            <text:p>164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SIN([.A237]/255*2*PI())" office:value-type="float" office:value="-0.473093556836011" calcext:value-type="float">
            <text:p>-0,473093556836011</text:p>
          </table:table-cell>
          <table:table-cell table:formula="of:=ROUND(([.B237]+1)*255*255/2;0)" office:value-type="float" office:value="17131" calcext:value-type="float">
            <text:p>171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SIN([.A238]/255*2*PI())" office:value-type="float" office:value="-0.451244057045323" calcext:value-type="float">
            <text:p>-0,451244057045323</text:p>
          </table:table-cell>
          <table:table-cell table:formula="of:=ROUND(([.B238]+1)*255*255/2;0)" office:value-type="float" office:value="17841" calcext:value-type="float">
            <text:p>178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SIN([.A239]/255*2*PI())" office:value-type="float" office:value="-0.429120608772609" calcext:value-type="float">
            <text:p>-0,429120608772609</text:p>
          </table:table-cell>
          <table:table-cell table:formula="of:=ROUND(([.B239]+1)*255*255/2;0)" office:value-type="float" office:value="18561" calcext:value-type="float">
            <text:p>185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SIN([.A240]/255*2*PI())" office:value-type="float" office:value="-0.4067366430758" calcext:value-type="float">
            <text:p>-0,4067366430758</text:p>
          </table:table-cell>
          <table:table-cell table:formula="of:=ROUND(([.B240]+1)*255*255/2;0)" office:value-type="float" office:value="19288" calcext:value-type="float">
            <text:p>192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SIN([.A241]/255*2*PI())" office:value-type="float" office:value="-0.384105749171926" calcext:value-type="float">
            <text:p>-0,384105749171926</text:p>
          </table:table-cell>
          <table:table-cell table:formula="of:=ROUND(([.B241]+1)*255*255/2;0)" office:value-type="float" office:value="20024" calcext:value-type="float">
            <text:p>200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SIN([.A242]/255*2*PI())" office:value-type="float" office:value="-0.361241666187153" calcext:value-type="float">
            <text:p>-0,361241666187153</text:p>
          </table:table-cell>
          <table:table-cell table:formula="of:=ROUND(([.B242]+1)*255*255/2;0)" office:value-type="float" office:value="20768" calcext:value-type="float">
            <text:p>207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SIN([.A243]/255*2*PI())" office:value-type="float" office:value="-0.338158274815817" calcext:value-type="float">
            <text:p>-0,338158274815817</text:p>
          </table:table-cell>
          <table:table-cell table:formula="of:=ROUND(([.B243]+1)*255*255/2;0)" office:value-type="float" office:value="21518" calcext:value-type="float">
            <text:p>215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SIN([.A244]/255*2*PI())" office:value-type="float" office:value="-0.314869588893508" calcext:value-type="float">
            <text:p>-0,314869588893508</text:p>
          </table:table-cell>
          <table:table-cell table:formula="of:=ROUND(([.B244]+1)*255*255/2;0)" office:value-type="float" office:value="22275" calcext:value-type="float">
            <text:p>222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SIN([.A245]/255*2*PI())" office:value-type="float" office:value="-0.291389746889325" calcext:value-type="float">
            <text:p>-0,291389746889325</text:p>
          </table:table-cell>
          <table:table-cell table:formula="of:=ROUND(([.B245]+1)*255*255/2;0)" office:value-type="float" office:value="23039" calcext:value-type="float">
            <text:p>230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SIN([.A246]/255*2*PI())" office:value-type="float" office:value="-0.267733003322468" calcext:value-type="float">
            <text:p>-0,267733003322468</text:p>
          </table:table-cell>
          <table:table-cell table:formula="of:=ROUND(([.B246]+1)*255*255/2;0)" office:value-type="float" office:value="23808" calcext:value-type="float">
            <text:p>238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SIN([.A247]/255*2*PI())" office:value-type="float" office:value="-0.243913720108378" calcext:value-type="float">
            <text:p>-0,243913720108378</text:p>
          </table:table-cell>
          <table:table-cell table:formula="of:=ROUND(([.B247]+1)*255*255/2;0)" office:value-type="float" office:value="24582" calcext:value-type="float">
            <text:p>245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SIN([.A248]/255*2*PI())" office:value-type="float" office:value="-0.219946357839669" calcext:value-type="float">
            <text:p>-0,219946357839669</text:p>
          </table:table-cell>
          <table:table-cell table:formula="of:=ROUND(([.B248]+1)*255*255/2;0)" office:value-type="float" office:value="25361" calcext:value-type="float">
            <text:p>253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SIN([.A249]/255*2*PI())" office:value-type="float" office:value="-0.195845467007168" calcext:value-type="float">
            <text:p>-0,195845467007168</text:p>
          </table:table-cell>
          <table:table-cell table:formula="of:=ROUND(([.B249]+1)*255*255/2;0)" office:value-type="float" office:value="26145" calcext:value-type="float">
            <text:p>261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SIN([.A250]/255*2*PI())" office:value-type="float" office:value="-0.17162567916636" calcext:value-type="float">
            <text:p>-0,17162567916636</text:p>
          </table:table-cell>
          <table:table-cell table:formula="of:=ROUND(([.B250]+1)*255*255/2;0)" office:value-type="float" office:value="26933" calcext:value-type="float">
            <text:p>269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SIN([.A251]/255*2*PI())" office:value-type="float" office:value="-0.147301698054638" calcext:value-type="float">
            <text:p>-0,147301698054638</text:p>
          </table:table-cell>
          <table:table-cell table:formula="of:=ROUND(([.B251]+1)*255*255/2;0)" office:value-type="float" office:value="27723" calcext:value-type="float">
            <text:p>277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IN([.A252]/255*2*PI())" office:value-type="float" office:value="-0.122888290664715" calcext:value-type="float">
            <text:p>-0,122888290664715</text:p>
          </table:table-cell>
          <table:table-cell table:formula="of:=ROUND(([.B252]+1)*255*255/2;0)" office:value-type="float" office:value="28517" calcext:value-type="float">
            <text:p>285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IN([.A253]/255*2*PI())" office:value-type="float" office:value="-0.0984002782796436" calcext:value-type="float">
            <text:p>-0,0984002782796436</text:p>
          </table:table-cell>
          <table:table-cell table:formula="of:=ROUND(([.B253]+1)*255*255/2;0)" office:value-type="float" office:value="29313" calcext:value-type="float">
            <text:p>293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SIN([.A254]/255*2*PI())" office:value-type="float" office:value="-0.073852527474874" calcext:value-type="float">
            <text:p>-0,073852527474874</text:p>
          </table:table-cell>
          <table:table-cell table:formula="of:=ROUND(([.B254]+1)*255*255/2;0)" office:value-type="float" office:value="30111" calcext:value-type="float">
            <text:p>301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SIN([.A255]/255*2*PI())" office:value-type="float" office:value="-0.049259941092817" calcext:value-type="float">
            <text:p>-0,049259941092817</text:p>
          </table:table-cell>
          <table:table-cell table:formula="of:=ROUND(([.B255]+1)*255*255/2;0)" office:value-type="float" office:value="30911" calcext:value-type="float">
            <text:p>309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SIN([.A256]/255*2*PI())" office:value-type="float" office:value="-0.0246374491953821" calcext:value-type="float">
            <text:p>-0,0246374491953821</text:p>
          </table:table-cell>
          <table:table-cell table:formula="of:=ROUND(([.B256]+1)*255*255/2;0)" office:value-type="float" office:value="31711" calcext:value-type="float">
            <text:p>317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[.A257]/255*2*PI())" office:value-type="float" office:value="-2.44929359829471E-016" calcext:value-type="float">
            <text:p>-2,44929359829471E-16</text:p>
          </table:table-cell>
          <table:table-cell table:formula="of:=ROUND(([.B257]+1)*255*255/2;0)" office:value-type="float" office:value="32512" calcext:value-type="float">
            <text:p>32512</text:p>
          </table:table-cell>
          <table:table-cell office:value-type="string" calcext:value-type="string">
            <text:p>,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8T21:01:50.75</meta:creation-date>
    <dc:date>2023-04-15T00:09:40.494000000</dc:date>
    <meta:editing-duration>PT1H36M17S</meta:editing-duration>
    <meta:editing-cycles>2</meta:editing-cycles>
    <meta:generator>LibreOffice/7.4.3.2$Windows_X86_64 LibreOffice_project/1048a8393ae2eeec98dff31b5c133c5f1d08b890</meta:generator>
    <meta:document-statistic meta:table-count="3" meta:cell-count="1024" meta:object-count="0"/>
  </office:meta>
</office:document-meta>
</file>